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" svg:font-family="Source"/>
    <style:font-face style:name="Go Mono for Powerline" svg:font-family="'Go Mono for Powerline'" style:font-adornments="Bold" style:font-pitch="fixed"/>
    <style:font-face style:name="Go Mono for Powerline2" svg:font-family="'Go Mono for Powerline'" style:font-adornments="Semibold" style:font-pitch="fixed"/>
    <style:font-face style:name="monofur for Powerline" svg:font-family="'monofur for Powerline'" style:font-pitch="fixed"/>
    <style:font-face style:name="Go Mono for Powerline1" svg:font-family="'Go Mono for Powerline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draw:textarea-vertical-align="middle"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Go Mono for Powerline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Go Mono for Powerline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MPI</text:p>
          </draw:text-box>
        </draw:frame>
        <draw:frame presentation:style-name="pr2" draw:text-style-name="P1" draw:layer="layout" svg:width="26cm" svg:height="5.5cm" svg:x="1cm" svg:y="14.312cm" presentation:class="subtitle" presentation:user-transformed="true">
          <draw:text-box>
            <text:p>Luciano Laratell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ling MP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macOS: <text:s text:c="11"/></text:span><text:span text:style-name="T2">brew install openmpi</text:span></text:p>
              </text:list-item>
              <text:list-item>
                <text:p><text:span text:style-name="T1">Debian-based: </text:span><text:span text:style-name="T2">apt install mpich</text:span></text:p>
              </text:list-item>
              <text:list-item>
                <text:p>Arch-based: <text:s text:c="4"/><text:span text:style-name="T3">yaourt -S mpich</text:span></text:p>
              </text:list-item>
              <text:list-item>
                <text:p>Windows: <text:s/><text:span text:style-name="T4">you’re on your ow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" svg:font-family="Source"/>
    <style:font-face style:name="Go Mono for Powerline" svg:font-family="'Go Mono for Powerline'" style:font-adornments="Bold" style:font-pitch="fixed"/>
    <style:font-face style:name="Go Mono for Powerline2" svg:font-family="'Go Mono for Powerline'" style:font-adornments="Semibold" style:font-pitch="fixed"/>
    <style:font-face style:name="monofur for Powerline" svg:font-family="'monofur for Powerline'" style:font-pitch="fixed"/>
    <style:font-face style:name="Go Mono for Powerline1" svg:font-family="'Go Mono for Powerline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2T13:00:56.076719205</meta:creation-date>
    <meta:editing-duration>PT3H23M18S</meta:editing-duration>
    <meta:editing-cycles>2</meta:editing-cycles>
    <meta:generator>LibreOffice/6.1.6.3$Linux_X86_64 LibreOffice_project/10$Build-3</meta:generator>
    <dc:title>Midnightblue</dc:title>
    <dc:date>2019-07-02T16:34:24.126404506</dc:date>
    <meta:document-statistic meta:object-count="59"/>
  </office:meta>
</office:document-meta>
</file>